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PERFORMANCE DJ CONTROLLER</text:span></text:p>
      <text:p text:style-name="Text_20_body">Pioneer’s DDJ-SB 2-channel DJ controller is designed for use with Serato® DJ Intro software. The DDJ-SB features similar operability as Pioneer's extremely popular DDJ-SX and recently announced DDJ-SR.</text:p>
      <text:p text:style-name="Standard"/>
      <text:p text:style-name="Standard"/>
      <text:p text:style-name="Standard"/>
      <text:p text:style-name="Text_20_body">Pioneer’s DDJ-SB 2-channel DJ controller is designed for use with Serato® DJ Intro software. The DDJ-SB features similar operability as Pioneer's extremely popular DDJ-SX and recently announced DDJ-SR.  More compact and portable than the other models, the DDJ-SB is designed for the entry-level DJ who wants the same look and fell as the upper models but with more basic operability and at a more affordable price.  The DDJ-SB uses the Serato DJ Intro software and incorporates four performance pads, large jog wheels, and a new Filter Fade function that assists users in smoothly blending together tracks of different styles.</text:p>
      <text:p text:style-name="Text_20_body">The controller uses a larger body than other models in the same price range, and has been designed with distinctive DJ styling including the jog plate made of the same aluminum material as other premium models, and a hairline finish applied to the top surface.</text:p>
      <text:p text:style-name="Text_20_body">Control of a wide range of "Serato DJ Intro" functions, including "HOT CUE," "SAMPLER" and other effects, in addition to basic functions like scratching and mixing, make Djing all the more exciting. Every button and knob on the controller is compatible with plug-and-play that is linked with "Serato DJ Intro," which means the controller is ready for DJing by simply connecting it to a PC.<text:line-break/>DJs can also purchase the paid upgrade to Serato DJ and unlock the advanced features it has to offer, including Recording, more Cue Points, Samples and Loops – plus new advanced features including Slip Mode, new iZotope FX and FX Expansion Packs.</text:p>
      <text:p text:style-name="Text_20_body"><text:span text:style-name="Strong_20_Emphasis">Features</text:span></text:p>
      <text:list xml:id="list7963025423391497585" text:style-name="L1">
        <text:list-item>
          <text:p text:style-name="P3">Built-in sound card (audio interface) that allows DJing by simply connecting a PC with a single USB cable </text:p>
        </text:list-item>
        <text:list-item>
          <text:p text:style-name="P3">High-quality sound design tuned to suit "Serato DJ Intro" audio characteristics </text:p>
        </text:list-item>
        <text:list-item>
          <text:p text:style-name="P3">Compatible with USB power that uses the PC as the power source </text:p>
        </text:list-item>
        <text:list-item>
          <text:p text:style-name="P3">Handle spaces used on both sides for more convenient installation </text:p>
        </text:list-item>
        <text:list-item>
          <text:p text:style-name="P3">Professional Design – For a stylish and sophisticated look and feel, the DDJ-SB sports the same premium look as its big brothers, including large (112mm) aluminum jog plates. </text:p>
        </text:list-item>
        <text:list-item>
          <text:p text:style-name="P3">Filter Fade – The new Filter Fade function takes mixing with the crossfader beyond simply fading the volume on one channel up and the other down. </text:p>
        </text:list-item>
        <text:list-item>
          <text:p text:style-name="P1">Performance Pads – Four rubber “performance pads” enable DJs to trigger Hot Cue, Auto Loop, Manual Loop and Sampler, while a further four pads give immediate access to Play, Cue, Sync and Shift functions. </text:p>
        </text:list-item>
      </text:list>
      <text:p text:style-name="Text_20_body"><text:span text:style-name="Strong_20_Emphasis">Specifications</text:span></text:p>
      <text:list xml:id="list2318737306709144371" text:style-name="L2">
        <text:list-item>
          <text:p text:style-name="P4">Software: Serato DJ Intro (Free download) / Serato DJ (Paid upgrade) </text:p>
        </text:list-item>
        <text:list-item>
          <text:p text:style-name="P4">Input ports: MIC x 1(1/4 inch PHONE) </text:p>
        </text:list-item>
        <text:list-item>
          <text:p text:style-name="P4">Output ports: </text:p>
          <text:list>
            <text:list-item>
              <text:p text:style-name="P4">MASTER OUT x 1 (RCA,STEREO) </text:p>
            </text:list-item>
            <text:list-item>
              <text:p text:style-name="P4">HEADPHONE MONITOR OUT x 2 (1/4 inch PHONE、MiniPin) </text:p>
            </text:list-item>
          </text:list>
        </text:list-item>
        <text:list-item>
          <text:p text:style-name="P4">Other ports: USB B port×1 </text:p>
        </text:list-item>
        <text:list-item>
          <text:p text:style-name="P4">Frequency response: 20 Hz ～20 kHz </text:p>
        </text:list-item>
        <text:list-item>
          <text:p text:style-name="P4"><text:soft-page-break/>Total Harmonic Distortion ratio: 0.005 ％ or less </text:p>
        </text:list-item>
        <text:list-item>
          <text:p text:style-name="P4">S/N ratio: 90 dB (PC) </text:p>
        </text:list-item>
        <text:list-item>
          <text:p text:style-name="P4">Maximum dimensions: 487.0 mm (W) × 271.2 mm (D) × 58.5 mm (H) </text:p>
        </text:list-item>
        <text:list-item>
          <text:p text:style-name="P4">Unit weight: 2.1 kg </text:p>
        </text:list-item>
        <text:list-item>
          <text:p text:style-name="P4">Applicable OS(Windows): Windows 7 with Service Pack 1 /Vista with Service Pack 2, (CPU) Intel 2.0 GHz Core 2 Duo / (Memory) 1 GB </text:p>
        </text:list-item>
        <text:list-item>
          <text:p text:style-name="P4">Applicable OS(Mac): Mac OS X v10.9.2/10.8.5/10.7.5/10.6.8, <text:line-break/>(CPU) Intel 1.6 GHz Core Duo / (Memory)1 GB </text:p>
        </text:list-item>
        <text:list-item>
          <text:p text:style-name="P2">Display resolution 1,024×768 or higher resolutio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meta:editing-duration>
    <meta:editing-cycles>3</meta:editing-cycles>
    <meta:generator>OpenOffice/4.1.1$Win32 OpenOffice.org_project/411m6$Build-9775</meta:generator>
    <dc:date>2018-02-11T13:12:13.17</dc:date>
    <meta:document-statistic meta:table-count="0" meta:image-count="0" meta:object-count="0" meta:page-count="2" meta:paragraph-count="28" meta:word-count="566" meta:character-count="3327"/>
    <dc:creator>Marti </dc:creator>
    <meta:user-defined meta:name="Info 1"/>
    <meta:user-defined meta:name="Info 2"/>
    <meta:user-defined meta:name="Info 3"/>
    <meta:user-defined meta:name="Info 4"/>
  </office:meta>
</office:document-meta>
</file>